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Type.getDescriptiv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Type.getPlainConver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Type.getTyp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Type.BeanType( final boolean arrayType , final BeanType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